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ONTAÑES HUAYLLAS, MOISE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1058023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3988498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ONTAÑES HUAYLLAS, MOISE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05802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UÑOZ CHURATA, DANIE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93970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57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7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0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19:27:5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